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075cm" table:align="left"/>
    </style:style>
    <style:style style:name="Table1.A" style:family="table-column">
      <style:table-column-properties style:column-width="2.591cm"/>
    </style:style>
    <style:style style:name="Table1.B" style:family="table-column">
      <style:table-column-properties style:column-width="8.48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158cm" table:align="left"/>
    </style:style>
    <style:style style:name="Table2.A" style:family="table-column">
      <style:table-column-properties style:column-width="2.919cm"/>
    </style:style>
    <style:style style:name="Table2.B" style:family="table-column">
      <style:table-column-properties style:column-width="8.23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668cm" table:align="left"/>
    </style:style>
    <style:style style:name="Table3.A" style:family="table-column">
      <style:table-column-properties style:column-width="1.249cm"/>
    </style:style>
    <style:style style:name="Table3.B" style:family="table-column">
      <style:table-column-properties style:column-width="6.41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584cm" table:align="left"/>
    </style:style>
    <style:style style:name="Table4.A" style:family="table-column">
      <style:table-column-properties style:column-width="1.245cm"/>
    </style:style>
    <style:style style:name="Table4.B" style:family="table-column">
      <style:table-column-properties style:column-width="3.33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936cm" table:align="left"/>
    </style:style>
    <style:style style:name="Table5.A" style:family="table-column">
      <style:table-column-properties style:column-width="1.122cm"/>
    </style:style>
    <style:style style:name="Table5.B" style:family="table-column">
      <style:table-column-properties style:column-width="10.814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style="italic" fo:font-weight="bold"/>
    </style:style>
    <style:style style:name="P2" style:family="paragraph" style:parent-style-name="Text_20_body">
      <style:paragraph-properties fo:text-align="end" style:justify-single-word="false"/>
      <style:text-properties fo:font-style="italic" fo:font-weight="bold" officeooo:rsid="00156a06" officeooo:paragraph-rsid="00156a06"/>
    </style:style>
    <style:style style:name="P3" style:family="paragraph" style:parent-style-name="Text_20_body">
      <style:paragraph-properties fo:margin-left="0cm" fo:margin-right="0cm" fo:text-indent="0.499cm" style:auto-text-indent="fals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 OF SPEECH 2</text:p>
      <text:p text:style-name="P1">CONJUCTION</text:p>
      <text:p text:style-name="P3">Conjunction adalah <text:span text:style-name="T2">kata yang mengikutsertakan</text:span></text:p>
      <text:p text:style-name="Text_20_body">1. Coordinating Conjunction </text:p>
      <text:p text:style-name="P3">Coordinating Conjuction cenderung mudah, beberapa yang sangat umum digunakan antara lain <text:span text:style-name="T2">are, and, &amp; or</text:span>. Untuk kata <text:span text:style-name="T2">so, yet, dan nor</text:span> adalah coordinating conjuction yang lain.</text:p>
      <text:p text:style-name="P1">2. Subordinating Conjunction</text:p>
      <text:p text:style-name="P3">Subordinating conjunction <text:span text:style-name="T1">menghubungkan dua klausa secara bersamaan</text:span>. kata kata tersebut antara lain, <text:span text:style-name="T2">if, unless, when, in case, althought, despite, because of, before and after</text:span></text:p>
      <text:p text:style-name="Standard"/>
      <text:p text:style-name="Text_20_body"><text:span text:style-name="T2">Preposition</text:span> <text:line-break/>Preposition memberitahu kita <text:span text:style-name="T1">kapan</text:span> dan <text:span text:style-name="T1">dimana</text:span> sesuatu. </text:p>
      <text:p text:style-name="Text_20_body"><text:span text:style-name="T2">1. Preposition of Time</text:span> <text:line-break/>ON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anggal</text:p>
          </table:table-cell>
          <table:table-cell table:style-name="Table1.A1" office:value-type="string">
            <text:p text:style-name="Table_20_Contents">Risma birthday is <text:span text:style-name="T2">on</text:span> 30 Agustus 1997</text:p>
          </table:table-cell>
        </table:table-row>
        <table:table-row>
          <table:table-cell table:style-name="Table1.A1" office:value-type="string">
            <text:p text:style-name="Table_20_Contents">Hari</text:p>
          </table:table-cell>
          <table:table-cell table:style-name="Table1.A1" office:value-type="string">
            <text:p text:style-name="Table_20_Contents">We will play badminton <text:span text:style-name="T2">on</text:span> Monday</text:p>
          </table:table-cell>
        </table:table-row>
        <table:table-row>
          <table:table-cell table:style-name="Table1.A1" office:value-type="string">
            <text:p text:style-name="Table_20_Contents">Hari istimewa</text:p>
          </table:table-cell>
          <table:table-cell table:style-name="Table1.A1" office:value-type="string">
            <text:p text:style-name="Table_20_Contents"><text:span text:style-name="T2">On</text:span> my birthday, I usually write my achievement</text:p>
          </table:table-cell>
        </table:table-row>
      </table:table>
      <text:p text:style-name="P4"><text:line-break/>IN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Bagian dari hari</text:p>
          </table:table-cell>
          <table:table-cell table:style-name="Table2.A1" office:value-type="string">
            <text:p text:style-name="Table_20_Contents">I always drinks milk in the morning</text:p>
          </table:table-cell>
        </table:table-row>
        <table:table-row>
          <table:table-cell table:style-name="Table2.A1" office:value-type="string">
            <text:p text:style-name="Table_20_Contents">Bulan</text:p>
          </table:table-cell>
          <table:table-cell table:style-name="Table2.A1" office:value-type="string">
            <text:p text:style-name="Table_20_Contents">BAKTI RISET will be held on September</text:p>
          </table:table-cell>
        </table:table-row>
        <table:table-row>
          <table:table-cell table:style-name="Table2.A1" office:value-type="string">
            <text:p text:style-name="Table_20_Contents">Musim</text:p>
          </table:table-cell>
          <table:table-cell table:style-name="Table2.A1" office:value-type="string">
            <text:p text:style-name="Table_20_Contents">In the winter, my central heating stops working</text:p>
          </table:table-cell>
        </table:table-row>
        <table:table-row>
          <table:table-cell table:style-name="Table2.A1" office:value-type="string">
            <text:p text:style-name="Table_20_Contents">Years</text:p>
          </table:table-cell>
          <table:table-cell table:style-name="Table2.A1" office:value-type="string">
            <text:p text:style-name="Table_20_Contents">I was born in 1997</text:p>
          </table:table-cell>
        </table:table-row>
      </table:table>
      <text:p text:style-name="P4"><text:line-break/>AT 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Night</text:p>
          </table:table-cell>
          <table:table-cell table:style-name="Table3.A1" office:value-type="string">
            <text:p text:style-name="Table_20_Contents">Our photo studio will start at night</text:p>
          </table:table-cell>
        </table:table-row>
        <table:table-row>
          <table:table-cell table:style-name="Table3.A1" office:value-type="string">
            <text:p text:style-name="Table_20_Contents">Times</text:p>
          </table:table-cell>
          <table:table-cell table:style-name="Table3.A1" office:value-type="string">
            <text:p text:style-name="Table_20_Contents">We will discuss the program at night</text:p>
          </table:table-cell>
        </table:table-row>
      </table:table>
      <text:p text:style-name="P1">2. Preposition of Place</text:p>
      <text:p text:style-name="P3">Beberapa kata preposition of place,yakni </text:p>
      <text:p text:style-name="P3">FMIPA is <text:span text:style-name="T2">between</text:span> FBS and FT</text:p>
      <text:p text:style-name="P3">Terkadang penggunaan <text:span text:style-name="T2">above, on top</text:span> dan <text:span text:style-name="T2">under/belowunder/below</text:span> cukup membingungkan.</text:p>
      <text:p text:style-name="P3">on top dan under digunakan ketika sesuatu tersebut <text:span text:style-name="T1">bersentuhan</text:span> dengan objek disekitarnya</text:p>
      <text:p text:style-name="P1">DETERMINERS</text:p>
      <text:p text:style-name="Text_20_body"><text:span text:style-name="T2">1. Determiners</text:span> </text:p>
      <text:p text:style-name="P3">Determiners adalah kata yang 'mengidentifikasi sebuah kata benda'. 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Table_20_Contents">These</text:p>
          </table:table-cell>
          <table:table-cell table:style-name="Table4.A1" office:value-type="string">
            <text:p text:style-name="Table_20_Contents">.....</text:p>
          </table:table-cell>
        </table:table-row>
        <table:table-row>
          <table:table-cell table:style-name="Table4.A1" office:value-type="string">
            <text:p text:style-name="Table_20_Contents">Those</text:p>
          </table:table-cell>
          <table:table-cell table:style-name="Table4.A1" office:value-type="string">
            <text:p text:style-name="Table_20_Contents">....</text:p>
          </table:table-cell>
        </table:table-row>
        <table:table-row>
          <table:table-cell table:style-name="Table4.A1" office:value-type="string">
            <text:p text:style-name="Table_20_Contents">This</text:p>
          </table:table-cell>
          <table:table-cell table:style-name="Table4.A1" office:value-type="string">
            <text:p text:style-name="Table_20_Contents">Is <text:span text:style-name="T3">this</text:span> your phone</text:p>
          </table:table-cell>
        </table:table-row>
        <table:table-row>
          <table:table-cell table:style-name="Table4.A1" office:value-type="string">
            <text:p text:style-name="Table_20_Contents">That</text:p>
          </table:table-cell>
          <table:table-cell table:style-name="Table4.A1" office:value-type="string">
            <text:p text:style-name="Table_20_Contents">.......</text:p>
          </table:table-cell>
        </table:table-row>
        <table:table-row>
          <table:table-cell table:style-name="Table4.A1" office:value-type="string">
            <text:p text:style-name="Table_20_Contents">Some</text:p>
          </table:table-cell>
          <table:table-cell table:style-name="Table4.A1" office:value-type="string">
            <text:p text:style-name="Table_20_Contents">.....</text:p>
          </table:table-cell>
        </table:table-row>
      </table:table>
      <text:p text:style-name="P1">2. Possesive Determiners</text:p>
      <text:p text:style-name="P3">Possesive Determiners adalah kata yang <text:span text:style-name="T2">mengidentifikasikan kepemilikan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My</text:p>
          </table:table-cell>
          <table:table-cell table:style-name="Table5.A1" office:value-type="string">
            <text:p text:style-name="Table_20_Contents">This is <text:span text:style-name="T2">my</text:span> book</text:p>
          </table:table-cell>
        </table:table-row>
        <table:table-row>
          <table:table-cell table:style-name="Table5.A1" office:value-type="string">
            <text:p text:style-name="Table_20_Contents">His</text:p>
          </table:table-cell>
          <table:table-cell table:style-name="Table5.A1" office:value-type="string">
            <text:p text:style-name="Table_20_Contents">He always need his best friends</text:p>
          </table:table-cell>
        </table:table-row>
        <table:table-row>
          <table:table-cell table:style-name="Table5.A1" office:value-type="string">
            <text:p text:style-name="Table_20_Contents">Her</text:p>
          </table:table-cell>
          <table:table-cell table:style-name="Table5.A1" office:value-type="string">
            <text:p text:style-name="Table_20_Contents">Her bag was stolen by unpredicted people</text:p>
          </table:table-cell>
        </table:table-row>
        <table:table-row>
          <table:table-cell table:style-name="Table5.A1" office:value-type="string">
            <text:p text:style-name="Table_20_Contents">Your</text:p>
          </table:table-cell>
          <table:table-cell table:style-name="Table5.A1" office:value-type="string">
            <text:p text:style-name="Table_20_Contents">What's your problem</text:p>
          </table:table-cell>
        </table:table-row>
        <table:table-row>
          <table:table-cell table:style-name="Table5.A1" office:value-type="string">
            <text:p text:style-name="Table_20_Contents">Our</text:p>
          </table:table-cell>
          <table:table-cell table:style-name="Table5.A1" office:value-type="string">
            <text:p text:style-name="Table_20_Contents">We always need to develop our research capability</text:p>
          </table:table-cell>
        </table:table-row>
        <table:table-row>
          <table:table-cell table:style-name="Table5.A1" office:value-type="string">
            <text:p text:style-name="Table_20_Contents">Their</text:p>
          </table:table-cell>
          <table:table-cell table:style-name="Table5.A1" office:value-type="string">
            <text:p text:style-name="Table_20_Contents">Singapore's Government really always develep their education</text:p>
          </table:table-cell>
        </table:table-row>
        <table:table-row>
          <table:table-cell table:style-name="Table5.A1" office:value-type="string">
            <text:p text:style-name="Table_20_Contents">Its</text:p>
          </table:table-cell>
          <table:table-cell table:style-name="Table5.A1" office:value-type="string">
            <text:p text:style-name="Table_20_Contents">.........</text:p>
          </table:table-cell>
        </table:table-row>
      </table:table>
      <text:p text:style-name="P1">3. Article</text:p>
      <text:p text:style-name="Text_20_body">Beberapa contoh <text:span text:style-name="T1">article</text:span> antara lain, <text:span text:style-name="T2">A, an, &amp; the</text:span></text:p>
      <text:p text:style-name="P1">The Indefinite Article</text:p>
      <text:p text:style-name="Text_20_body"><text:span text:style-name="T2">An</text:span>, digunakan ketika 'noun' berawalan huruf vocal : <text:span text:style-name="T2">An</text:span> alien <text:line-break/><text:span text:style-name="T2">A</text:span>, digunakan ketika 'noun' berawalan huruf konsonan : I see <text:span text:style-name="T2">a</text:span> book on your bag </text:p>
      <text:p text:style-name="P1">NOTE:</text:p>
      <text:p text:style-name="Text_20_body"><text:span text:style-name="T1">1. Kita tidak menggunakan </text:span><text:span text:style-name="T2">Article</text:span><text:span text:style-name="T1"> sebelum </text:span><text:a xlink:type="simple" xlink:href="../../pages/determiners.html#" text:style-name="Internet_20_link" text:visited-style-name="Visited_20_Internet_20_Link"><text:span text:style-name="T2">Proper noun</text:span></text:a></text:p>
      <text:p text:style-name="Text_20_body">I watch <text:span text:style-name="T2">a spiderman 3</text:span>. Itu tidak benar, tapi: I watch <text:span text:style-name="T2">Spiderman 3</text:span> </text:p>
      <text:p text:style-name="P1">The Definite Article </text:p>
      <text:p text:style-name="Text_20_body">The Definite Article hanya kata <text:span text:style-name="T2">the</text:span>. <text:span text:style-name="T1">The</text:span> digunakan sebelum kata benda spesifik. </text:p>
      <text:p text:style-name="Text_20_body">The definite article kadang digunakan setelah 'kata benda', namun kata benda tersebut telah diperkenalkan sebelumnya. </text:p>
      <text:p text:style-name="Text_20_body">I got <text:span text:style-name="T2">a book</text:span> yesterday. <text:span text:style-name="T2">The book</text:span> describes how science work. </text:p>
      <text:p text:style-name="Text_20_body">2. kita bisa menggunakan <text:span text:style-name="T2">the definite article</text:span> (bukan indefinite article) sebelum <text:span text:style-name="T2">'adjective'</text:span>. </text:p>
      <text:p text:style-name="P3">The Minister of Education and Culture have big program for <text:span text:style-name="T2">the poor</text:span> </text:p>
      <text:p text:style-name="Text_20_body">3. Abstract noun seperti 'love', 'politic' itu tidak bisa menggunakan <text:span text:style-name="T1">article</text:span> tapi untuk 'concrete noun' kita bisa menggunakan article (the definite article), </text:p>
      <text:p text:style-name="P3">All you need is <text:span text:style-name="T2">love</text:span> . it's correct</text:p>
      <text:p text:style-name="P3">Can you see <text:span text:style-name="T2">the water</text:span> ?</text:p>
      <text:p text:style-name="P1">Interjection</text:p>
      <text:p text:style-name="P3"><text:soft-page-break/>Sederhananya Interjection adalah <text:span text:style-name="T2">kata seru</text:span>. Mereka cenderung tidak berhubungan dengan grammar. </text:p>
      <text:p text:style-name="Text_20_body">Interjection yang paling sering dijumpai adalah <text:span text:style-name="T1">yes &amp; no</text:span>. Beberapa contoh lainnya,<text:span text:style-name="T1">hello, hi, greetings, goodbye, so long, farewall, see you, thank you</text:span></text:p>
      <text:p text:style-name="Text_20_body">Interjection kadang datang di awal kalimat. <text:span text:style-name="T2">Oh no!</text:span>. I knew the news yesterday that Wilda had been married befor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03T05:48:59.205586360</meta:creation-date>
    <dc:date>2021-05-03T05:50:31.969850078</dc:date>
    <meta:editing-duration>PT1M32S</meta:editing-duration>
    <meta:editing-cycles>3</meta:editing-cycles>
    <meta:generator>LibreOffice/6.4.6.2$Linux_X86_64 LibreOffice_project/40$Build-2</meta:generator>
    <meta:document-statistic meta:table-count="5" meta:image-count="0" meta:object-count="0" meta:page-count="3" meta:paragraph-count="83" meta:word-count="483" meta:character-count="3098" meta:non-whitespace-character-count="2675"/>
  </office:meta>
</office:document-meta>
</file>